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36"/>
    <style:style style:name="ce4" style:family="table-cell" style:parent-style-name="Default" style:data-style-name="N36"/>
    <style:style style:name="ce5" style:family="table-cell" style:parent-style-name="Default" style:data-style-name="N36"/>
    <style:style style:name="ce6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5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5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5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 table:visibility="collapse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Beware Banal Thing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hadow Community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muggling Rout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Creative Writing: Leaving the Labyrin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6" calcext:value-type="date">
            <text:p>2025-11-26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0" calcext:value-type="date">
            <text:p>2025-12-10</text:p>
          </table:table-cell>
          <table:table-cell office:value-type="string" calcext:value-type="string">
            <text:p>IC App: Replacement Needed for the Two Drak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Gear Discount: Life Support 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Skill Discount: Subsurface Spec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Signal 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The Light Which Saves Our Child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Fire S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date" office:date-value="2025-12-15" calcext:value-type="date">
            <text:p>2025-12-15</text:p>
          </table:table-cell>
          <table:table-cell office:value-type="string" calcext:value-type="string">
            <text:p>KS: ASL 1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Grond Influence" table:style-name="ta1">
        <table:table-column table:style-name="co2" table:default-cell-style-name="ce5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ear Discount: Synergist Longcoat + Mod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ep Into Christm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Group Contact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KS: Hunting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AS: Survival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Quality: Panz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Signal 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The Light Which Saves Our Child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Fire Sai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00-00-00</text:date>, <text:time style:data-style-name="N2" text:time-value="22:09:26.6411051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5T22:09:59.159070257</dc:date>
    <meta:editing-duration>PT2H57M49S</meta:editing-duration>
    <meta:editing-cycles>56</meta:editing-cycles>
    <meta:generator>LibreOffice/25.8.3.2$Linux_X86_64 LibreOffice_project/580$Build-2</meta:generator>
    <meta:document-statistic meta:table-count="4" meta:cell-count="271" meta:object-count="0"/>
  </office:meta>
</office:document-meta>
</file>